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7e8530" officeooo:paragraph-rsid="007e8530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73e67" officeooo:paragraph-rsid="00673e67" style:font-size-asian="12pt" style:font-name-complex="Helvetic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62ff55" officeooo:paragraph-rsid="005dc1fc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99795" officeooo:paragraph-rsid="00799795" style:font-size-asian="12pt" style:font-name-complex="Helvetic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73e9d" officeooo:paragraph-rsid="0077e897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82dbfd" officeooo:paragraph-rsid="0082dbfd" style:font-name-complex="Helvetica"/>
    </style:style>
    <style:style style:name="P20" style:family="paragraph" style:parent-style-name="Standard">
      <style:text-properties officeooo:paragraph-rsid="00809471"/>
    </style:style>
    <style:style style:name="P21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2" style:family="paragraph" style:parent-style-name="Heading_20_1">
      <style:text-properties fo:font-weight="bold" style:font-weight-asian="bold"/>
    </style:style>
    <style:style style:name="P23" style:family="paragraph" style:parent-style-name="Heading_20_1">
      <style:paragraph-properties style:snap-to-layout-grid="false"/>
      <style:text-properties fo:font-weight="bold" style:font-weight-asian="bold"/>
    </style:style>
    <style:style style:name="P24" style:family="paragraph" style:parent-style-name="Heading_20_1">
      <style:text-properties style:font-name="Helvetica" style:font-name-complex="Helvetica"/>
    </style:style>
    <style:style style:name="P25" style:family="paragraph" style:parent-style-name="Standard" style:list-style-name="L1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6" style:family="paragraph" style:parent-style-name="Standard" style:list-style-name="L2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7" style:family="paragraph" style:parent-style-name="Standard" style:list-style-name="L3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85d082" officeooo:paragraph-rsid="00870e35" style:font-size-asian="12pt" style:font-name-complex="Helvetica"/>
    </style:style>
    <style:style style:name="P29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5d082" officeooo:paragraph-rsid="0085d082" style:font-size-asian="12pt" style:font-name-complex="Helvetica"/>
    </style:style>
    <style:style style:name="P30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5d082" officeooo:paragraph-rsid="00870e35" style:font-size-asian="12pt" style:font-name-complex="Helvetica"/>
    </style:style>
    <style:style style:name="P31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2dbfd" officeooo:paragraph-rsid="0082dbfd" style:font-size-asian="12pt" style:font-name-complex="Helvetica"/>
    </style:style>
    <style:style style:name="P32" style:family="paragraph" style:parent-style-name="Heading_20_4">
      <style:text-properties style:font-name="Helvetica" style:font-name-complex="Helvetica"/>
    </style:style>
    <style:style style:name="P33" style:family="paragraph" style:parent-style-name="Heading_20_3">
      <style:paragraph-properties style:snap-to-layout-grid="false"/>
      <style:text-properties fo:font-weight="bold" style:font-weight-asian="bold"/>
    </style:style>
    <style:style style:name="P34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35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T1" style:family="text">
      <style:text-properties officeooo:rsid="007e8530"/>
    </style:style>
    <style:style style:name="T2" style:family="text">
      <style:text-properties officeooo:rsid="0085d082"/>
    </style:style>
    <style:style style:name="T3" style:family="text">
      <style:text-properties officeooo:rsid="00870e35"/>
    </style:style>
    <style:style style:name="T4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1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5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3" text:outline-level="1"/>
          </table:table-cell>
          <table:table-cell table:style-name="Table1.A2" table:number-columns-spanned="2" office:value-type="string">
            <text:h text:style-name="P3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2" text:outline-level="1">Project</text:h>
          </table:table-cell>
          <table:table-cell table:style-name="Table1.A3" table:number-columns-spanned="3" office:value-type="string">
            <text:h text:style-name="P3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0<text:span text:style-name="T2">2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12</text:span>.<text:span text:style-name="T1">0</text:span>1.201<text:span text:style-name="T1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6473364031710950665" text:style-name="L1">
              <text:list-item>
                <text:p text:style-name="P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5672905343273366961" text:style-name="L2">
              <text:list-item>
                <text:p text:style-name="P26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8559927058803649000" text:style-name="L3">
              <text:list-item>
                <text:p text:style-name="P27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2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4" text:outline-level="1">Monday</text:h>
          </table:table-cell>
          <table:table-cell table:style-name="Table4.A2" office:value-type="string">
            <text:p text:style-name="P28"><text:span text:style-name="T3">6</text:span></text:p>
          </table:table-cell>
          <table:table-cell table:style-name="Table4.A2" office:value-type="string">
            <text:list xml:id="list1653184079102143494" text:style-name="L4">
              <text:list-item>
                <text:p text:style-name="P31">Summary Week Report (2)</text:p>
              </text:list-item>
              <text:list-item>
                <text:p text:style-name="P29">Update Project Plan (1)</text:p>
              </text:list-item>
              <text:list-item>
                <text:p text:style-name="P29">Final Project Report (2)</text:p>
              </text:list-item>
              <text:list-item>
                <text:p text:style-name="P30"><text:span text:style-name="T3">Final Questionnaire (1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16"/>
          </table:table-cell>
          <table:table-cell table:style-name="Table4.A10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19"/>
          </table:table-cell>
          <table:table-cell table:style-name="Table4.A11" office:value-type="string">
            <text:p text:style-name="P18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6T18:21:20.35</dc:date>
    <meta:print-date>1998-10-09T11:53:00</meta:print-date>
    <meta:editing-cycles>107</meta:editing-cycles>
    <meta:editing-duration>PT2H17M29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33" meta:word-count="59" meta:character-count="325" meta:non-whitespace-character-count="303"/>
  </office:meta>
</office:document-meta>
</file>